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paragraph-properties fo:text-align="justify" style:justify-single-word="false">
        <style:tab-stops>
          <style:tab-stop style:position="2.487cm"/>
        </style:tab-stops>
      </style:paragraph-properties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" style:family="paragraph" style:parent-style-name="Standard" style:list-style-name="L2">
      <style:paragraph-properties fo:text-align="justify" style:justify-single-word="false">
        <style:tab-stops>
          <style:tab-stop style:position="2.487cm"/>
        </style:tab-stops>
      </style:paragraph-properties>
      <style:text-properties fo:font-size="20pt" fo:font-style="normal" style:text-underline-style="none" fo:font-weight="normal" officeooo:paragraph-rsid="00168298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 style:list-style-name="L2">
      <style:paragraph-properties fo:text-align="justify" style:justify-single-word="false">
        <style:tab-stops>
          <style:tab-stop style:position="2.487cm"/>
        </style:tab-stops>
      </style:paragraph-properties>
      <style:text-properties fo:font-size="20pt" fo:font-style="normal" style:text-underline-style="none" fo:font-weight="normal" officeooo:rsid="00168298" officeooo:paragraph-rsid="00168298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 style:list-style-name="L2">
      <style:paragraph-properties fo:text-align="justify" style:justify-single-word="false">
        <style:tab-stops>
          <style:tab-stop style:position="2.487cm"/>
        </style:tab-stops>
      </style:paragraph-properties>
      <style:text-properties fo:font-size="20pt" fo:font-style="normal" style:text-underline-style="none" fo:font-weight="normal" officeooo:rsid="00168298" officeooo:paragraph-rsid="00187c0d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 style:list-style-name="L2">
      <style:paragraph-properties fo:text-align="justify" style:justify-single-word="false">
        <style:tab-stops>
          <style:tab-stop style:position="2.487cm"/>
        </style:tab-stops>
      </style:paragraph-properties>
      <style:text-properties fo:font-size="20pt" fo:font-style="normal" style:text-underline-style="none" fo:font-weight="normal" officeooo:rsid="00168298" officeooo:paragraph-rsid="00188b42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officeooo:rsid="00187c0d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bold" officeooo:rsid="00187c0d" style:font-size-asian="26pt" style:font-weight-asian="bold" style:font-size-complex="26pt" style:font-weight-complex="bold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8" style:family="text">
      <style:text-properties fo:font-size="26pt" style:text-underline-style="solid" style:text-underline-width="auto" style:text-underline-color="font-color" fo:font-weight="bold" officeooo:rsid="00187c0d" style:font-size-asian="26pt" style:font-weight-asian="bold" style:font-size-complex="26pt" style:font-weight-complex="bold"/>
    </style:style>
    <style:style style:name="T9" style:family="text">
      <style:text-properties officeooo:rsid="00168298"/>
    </style:style>
    <style:style style:name="T10" style:family="text">
      <style:text-properties officeooo:rsid="00187c0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74691718" text:style-name="L2">
        <text:list-header>
          <text:p text:style-name="P2"><text:s text:c="25"/><text:span text:style-name="T12"><text:s/></text:span><text:span text:style-name="T7">Mysql Database</text:span><text:span text:style-name="T4">:-</text:span></text:p>
          <text:p text:style-name="P1"/>
        </text:list-header>
        <text:list-item>
          <text:p text:style-name="P1">To install database :-</text:p>
        </text:list-item>
        <text:list-item>
          <text:p text:style-name="P1">sudo apt-get install mysql-server</text:p>
        </text:list-item>
        <text:list-item>
          <text:p text:style-name="P1"/>
        </text:list-item>
        <text:list-item>
          <text:p text:style-name="P1"><text:span text:style-name="T9">T</text:span>o open mysql command promt :-</text:p>
        </text:list-item>
        <text:list-item>
          <text:p text:style-name="P1">sudo mysql -u root -p</text:p>
        </text:list-item>
        <text:list-item>
          <text:p text:style-name="P1"/>
        </text:list-item>
        <text:list-item>
          <text:p text:style-name="P1"><text:span text:style-name="T9">T</text:span>o install python mysql connector :-</text:p>
        </text:list-item>
        <text:list-item>
          <text:p text:style-name="P1">sudo pip3 install mysql-connector-python</text:p>
        </text:list-item>
        <text:list-item>
          <text:p text:style-name="P1"/>
        </text:list-item>
        <text:list-item>
          <text:p text:style-name="P1"><text:span text:style-name="T9">T</text:span>o check status of mysql serive :-</text:p>
        </text:list-item>
        <text:list-item>
          <text:p text:style-name="P1">sudo systemctl status mysql.service</text:p>
        </text:list-item>
        <text:list-item>
          <text:p text:style-name="P1"/>
        </text:list-item>
        <text:list-item>
          <text:p text:style-name="P1"><text:span text:style-name="T9">T</text:span>o start mysql service :-</text:p>
        </text:list-item>
        <text:list-item>
          <text:p text:style-name="P1">sudo systemctl start mysql.service</text:p>
        </text:list-item>
        <text:list-item>
          <text:p text:style-name="P1"/>
        </text:list-item>
        <text:list-item>
          <text:p text:style-name="P1"><text:span text:style-name="T9">T</text:span>o stop mysql service :-</text:p>
        </text:list-item>
        <text:list-item>
          <text:p text:style-name="P1">sudo systemctl stop mysql.service</text:p>
        </text:list-item>
        <text:list-item>
          <text:p text:style-name="P2"/>
        </text:list-item>
        <text:list-item>
          <text:p text:style-name="P3"><text:span text:style-name="T10"><text:s text:c="22"/></text:span><text:span text:style-name="T8"><text:s/>M</text:span><text:span text:style-name="T7">ysql queries</text:span></text:p>
        </text:list-item>
        <text:list-item>
          <text:p text:style-name="P3"><text:span text:style-name="T2"/></text:p>
        </text:list-item>
        <text:list-item>
          <text:p text:style-name="P3">To list all the databases :-</text:p>
        </text:list-item>
        <text:list-item>
          <text:p text:style-name="P3">show databases;</text:p>
        </text:list-item>
        <text:list-item>
          <text:p text:style-name="P3"/>
        </text:list-item>
        <text:list-item>
          <text:p text:style-name="P3">To create new database :-</text:p>
        </text:list-item>
        <text:list-item>
          <text:p text:style-name="P3">create database iot_sept23;</text:p>
        </text:list-item>
        <text:list-item>
          <text:p text:style-name="P3"/>
        </text:list-item>
        <text:list-item>
          <text:p text:style-name="P3">To change the database :-</text:p>
        </text:list-item>
        <text:list-item>
          <text:p text:style-name="P3">use iot_sept23;</text:p>
        </text:list-item>
        <text:list-item>
          <text:p text:style-name="P3"><text:soft-page-break/>To list all tables :-</text:p>
        </text:list-item>
        <text:list-item>
          <text:p text:style-name="P3">show tables;</text:p>
        </text:list-item>
        <text:list-item>
          <text:p text:style-name="P3"/>
        </text:list-item>
        <text:list-item>
          <text:p text:style-name="P3">To create new table :-</text:p>
        </text:list-item>
        <text:list-item>
          <text:p text:style-name="P4">create table students(rollno int, name varchar(20), std int, marks float);</text:p>
        </text:list-item>
        <text:list-item>
          <text:p text:style-name="P3"/>
        </text:list-item>
        <text:list-item>
          <text:p text:style-name="P3">To see description of table :-</text:p>
        </text:list-item>
        <text:list-item>
          <text:p text:style-name="P3">desc students;</text:p>
        </text:list-item>
        <text:list-item>
          <text:p text:style-name="P3"/>
        </text:list-item>
        <text:list-item>
          <text:p text:style-name="P3">To insert data into table :-</text:p>
        </text:list-item>
        <text:list-item>
          <text:p text:style-name="P3">insert into students values(80123, "abc", 5, 95.5);</text:p>
        </text:list-item>
        <text:list-item>
          <text:p text:style-name="P3"/>
        </text:list-item>
        <text:list-item>
          <text:p text:style-name="P4">insert into students(name, rollno, std, marks) values("pqr", 80124, 6, 90.7);</text:p>
        </text:list-item>
        <text:list-item>
          <text:p text:style-name="P3"/>
        </text:list-item>
        <text:list-item>
          <text:p text:style-name="P3">To display record of table :-</text:p>
        </text:list-item>
        <text:list-item>
          <text:p text:style-name="P3">select * from students;</text:p>
        </text:list-item>
        <text:list-item>
          <text:p text:style-name="P3">select rollno from students;</text:p>
        </text:list-item>
        <text:list-item>
          <text:p text:style-name="P3">select name from students;</text:p>
        </text:list-item>
        <text:list-item>
          <text:p text:style-name="P3">select rollno, name from students;</text:p>
        </text:list-item>
        <text:list-item>
          <text:p text:style-name="P3">select name, marks from students;</text:p>
        </text:list-item>
        <text:list-item>
          <text:p text:style-name="P3">select * from students where rollno=80124;</text:p>
        </text:list-item>
        <text:list-item>
          <text:p text:style-name="P3">select name from students where rollno=80124;</text:p>
        </text:list-item>
        <text:list-item>
          <text:p text:style-name="P3">select * from students where name="abc";</text:p>
        </text:list-item>
        <text:list-item>
          <text:p text:style-name="P3">select * from students where std=6;</text:p>
        </text:list-item>
        <text:list-item>
          <text:p text:style-name="P3"/>
        </text:list-item>
        <text:list-item>
          <text:p text:style-name="P3">To delete record from table :-</text:p>
        </text:list-item>
        <text:list-item>
          <text:p text:style-name="P3">delete from students where rollno=80126;</text:p>
        </text:list-item>
        <text:list-item>
          <text:p text:style-name="P3"/>
        </text:list-item>
        <text:list-item>
          <text:p text:style-name="P3">To update record :-</text:p>
        </text:list-item>
        <text:list-item>
          <text:p text:style-name="P3"><text:soft-page-break/>update students set marks=92 where name="pqr";</text:p>
        </text:list-item>
        <text:list-item>
          <text:p text:style-name="P3"/>
        </text:list-item>
        <text:list-item>
          <text:p text:style-name="P3">To create table for storing temperatures :-</text:p>
        </text:list-item>
        <text:list-item>
          <text:p text:style-name="P5">create table temperatures(temperature float, location varchar(20),time timestamp default CURRENT_TIMESTAMP);</text:p>
        </text:list-item>
        <text:list-item>
          <text:p text:style-name="P3"/>
        </text:list-item>
        <text:list-item>
          <text:p text:style-name="P3">To insert temperature into table :-</text:p>
        </text:list-item>
        <text:list-item>
          <text:p text:style-name="P5">insert into temperatures(temperature, location) values(32,"indrayani");</text:p>
        </text:list-item>
        <text:list-item>
          <text:p text:style-name="P3"/>
        </text:list-item>
        <text:list-item>
          <text:p text:style-name="P3">To get all temperatures :-</text:p>
        </text:list-item>
        <text:list-item>
          <text:p text:style-name="P3">select * from temperatures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4:51:17.276118273</meta:creation-date>
    <dc:date>2023-11-21T15:17:33.410181456</dc:date>
    <meta:editing-duration>PT4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9" meta:word-count="316" meta:character-count="1758" meta:non-whitespace-character-count="1511"/>
  </office:meta>
</office:document-meta>
</file>